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Palatino" svg:font-family="Palatino, 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mbria" fo:font-size="11pt" fo:font-weight="bold" style:font-size-asian="11pt" style:font-weight-asian="bold" style:font-name-complex="Cambria" style:font-size-complex="11pt"/>
    </style:style>
    <style:style style:name="P2" style:family="paragraph" style:parent-style-name="Standard">
      <style:text-properties style:font-name="Cambria" fo:font-size="11pt" style:font-size-asian="11pt" style:font-name-complex="Arial" style:font-size-complex="11pt"/>
    </style:style>
    <style:style style:name="P3" style:family="paragraph" style:parent-style-name="Standard">
      <style:text-properties style:font-name="Cambria" fo:font-size="11pt" style:font-size-asian="11pt" style:font-name-complex="Cambria" style:font-size-complex="11pt"/>
    </style:style>
    <style:style style:name="P4" style:family="paragraph" style:parent-style-name="Standard" style:list-style-name="WW8Num5">
      <style:text-properties style:font-name="Cambria" fo:font-size="11pt" style:font-size-asian="11pt" style:font-name-complex="Arial" style:font-size-complex="11pt"/>
    </style:style>
    <style:style style:name="P5" style:family="paragraph" style:parent-style-name="Standard">
      <style:text-properties style:font-name="Cambria" fo:font-size="11pt" fo:font-weight="bold" style:font-size-asian="11pt" style:font-weight-asian="bold" style:font-name-complex="Cambria" style:font-size-complex="11pt"/>
    </style:style>
    <style:style style:name="P6" style:family="paragraph" style:parent-style-name="Standard">
      <style:text-properties style:font-name="Cambria" fo:font-size="11pt" style:font-size-asian="11pt" style:font-name-complex="Arial" style:font-size-complex="11pt"/>
    </style:style>
    <style:style style:name="P7" style:family="paragraph" style:parent-style-name="Standard">
      <style:text-properties style:font-name="Cambria" fo:font-size="11pt" style:font-size-asian="11pt" style:font-name-complex="Cambria" style:font-size-complex="11pt"/>
    </style:style>
    <style:style style:name="P8" style:family="paragraph" style:parent-style-name="Standard">
      <style:paragraph-properties>
        <style:tab-stops>
          <style:tab-stop style:position="7.1252in" style:type="right"/>
        </style:tab-stops>
      </style:paragraph-properties>
      <style:text-properties style:font-name="Cambria" fo:font-size="11pt" style:font-size-asian="11pt" style:font-name-complex="Cambria" style:font-size-complex="11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text-properties style:font-name="Arial" fo:font-size="3pt" style:font-size-asian="3pt" style:font-name-complex="Cambria" style:font-size-complex="3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3pt" style:font-size-asian="3pt" style:font-name-complex="Cambria" style:font-size-complex="3pt"/>
    </style:style>
    <style:style style:name="P13" style:family="paragraph" style:parent-style-name="Standard">
      <style:text-properties style:font-name="Arial" fo:font-size="11pt" fo:font-weight="bold" style:font-size-asian="11pt" style:font-weight-asian="bold" style:font-name-complex="Cambria" style:font-size-complex="11pt"/>
    </style:style>
    <style:style style:name="P14" style:family="paragraph" style:parent-style-name="Standard">
      <style:paragraph-properties>
        <style:tab-stops>
          <style:tab-stop style:position="7.1252in" style:type="right"/>
        </style:tab-stops>
      </style:paragraph-properties>
      <style:text-properties style:font-name="Arial" fo:font-size="11pt" fo:font-weight="bold" style:font-size-asian="11pt" style:font-weight-asian="bold" style:font-name-complex="Cambria" style:font-size-complex="11pt"/>
    </style:style>
    <style:style style:name="P15" style:family="paragraph" style:parent-style-name="Standard">
      <style:text-properties style:font-name="Arial" fo:font-size="11pt" fo:font-weight="bold" style:font-size-asian="11pt" style:font-weight-asian="bold" style:font-name-complex="Cambria" style:font-size-complex="11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name-complex="Cambria" style:font-size-complex="11pt"/>
    </style:style>
    <style:style style:name="P17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18" style:family="paragraph" style:parent-style-name="Standard">
      <style:text-properties style:font-name="Arial" fo:font-size="11pt" fo:font-weight="normal" style:font-size-asian="11pt" style:font-weight-asian="normal" style:font-name-complex="Cambria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name-complex="Cambria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name-complex="Cambria" style:font-size-complex="11pt" style:font-weight-complex="normal"/>
    </style:style>
    <style:style style:name="P21" style:family="paragraph" style:parent-style-name="Standard">
      <style:text-properties style:font-name="Arial" fo:font-size="11pt" style:font-size-asian="11pt" style:font-name-complex="Cambria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Cambria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Cambria" style:font-size-complex="11pt"/>
    </style:style>
    <style:style style:name="P24" style:family="paragraph" style:parent-style-name="Standard"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Arial"/>
    </style:style>
    <style:style style:name="P26" style:family="paragraph" style:parent-style-name="Standard">
      <style:paragraph-properties fo:margin-top="0in" fo:margin-bottom="0.0417in"/>
      <style:text-properties style:font-name="Cambria" fo:font-size="11pt" fo:font-weight="bold" style:font-size-asian="11pt" style:font-weight-asian="bold" style:font-name-complex="Cambria" style:font-size-complex="11pt" style:font-weight-complex="bold"/>
    </style:style>
    <style:style style:name="P27" style:family="paragraph" style:parent-style-name="Standard">
      <style:paragraph-properties fo:margin-top="0in" fo:margin-bottom="0.0417in"/>
      <style:text-properties style:font-name="Arial" fo:font-size="11pt" style:font-size-asian="11pt" style:font-name-complex="Arial" style:font-size-complex="11pt"/>
    </style:style>
    <style:style style:name="P28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Arial" fo:font-size="12pt" fo:font-weight="bold" style:font-size-asian="12pt" style:font-weight-asian="bold" style:font-name-complex="Cambria" style:font-size-complex="12pt"/>
    </style:style>
    <style:style style:name="P29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Arial" fo:font-size="12pt" fo:font-weight="bold" style:font-size-asian="12pt" style:font-weight-asian="bold" style:font-name-complex="Cambria" style:font-size-complex="12pt" style:font-weight-complex="bold"/>
    </style:style>
    <style:style style:name="P30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Arial" fo:font-size="11pt" fo:font-weight="bold" style:font-size-asian="11pt" style:font-weight-asian="bold" style:font-name-complex="Cambria" style:font-size-complex="11pt"/>
    </style:style>
    <style:style style:name="P31" style:family="paragraph" style:parent-style-name="Standard" style:list-style-name="WW8Num5">
      <style:text-properties style:font-name="Cambria" fo:font-size="11pt" style:font-size-asian="11pt" style:font-name-complex="Arial" style:font-size-complex="11pt"/>
    </style:style>
    <style:style style:name="P32" style:family="paragraph" style:parent-style-name="Standard" style:list-style-name="L2">
      <style:text-properties style:font-name="Cambria" fo:font-size="11pt" fo:font-weight="bold" style:font-size-asian="11pt" style:font-weight-asian="bold" style:font-name-complex="Cambria" style:font-size-complex="11pt" style:font-weight-complex="bold"/>
    </style:style>
    <style:style style:name="P33" style:family="paragraph" style:parent-style-name="Standard" style:list-style-name="L2">
      <style:text-properties style:font-name="Arial" fo:font-size="11pt" style:font-size-asian="11pt" style:font-name-complex="Cambria" style:font-size-complex="11pt"/>
    </style:style>
    <style:style style:name="P34" style:family="paragraph" style:parent-style-name="Standard" style:list-style-name="L4">
      <style:text-properties style:font-name="Arial" fo:font-size="11pt" style:font-size-asian="11pt" style:font-name-complex="Cambria" style:font-size-complex="11pt"/>
    </style:style>
    <style:style style:name="P35" style:family="paragraph" style:parent-style-name="Standard" style:list-style-name="L5">
      <style:text-properties style:font-name="Arial" fo:font-size="11pt" style:font-size-asian="11pt" style:font-name-complex="Cambria" style:font-size-complex="11pt"/>
    </style:style>
    <style:style style:name="P36" style:family="paragraph" style:parent-style-name="Standard" style:list-style-name="L6">
      <style:text-properties style:font-name="Arial" fo:font-size="11pt" style:font-size-asian="11pt" style:font-name-complex="Cambria" style:font-size-complex="11pt"/>
    </style:style>
    <style:style style:name="P37" style:family="paragraph" style:parent-style-name="Standard" style:list-style-name="L4">
      <style:text-properties style:font-name="Arial" fo:font-size="11pt" style:font-size-asian="11pt" style:font-name-complex="Arial" style:font-size-complex="11pt"/>
    </style:style>
    <style:style style:name="P38" style:family="paragraph" style:parent-style-name="Standard" style:list-style-name="L5">
      <style:text-properties style:font-name="Arial" fo:font-size="11pt" style:font-size-asian="11pt" style:font-name-complex="Arial" style:font-size-complex="11pt"/>
    </style:style>
    <style:style style:name="P39" style:family="paragraph" style:parent-style-name="Standard" style:list-style-name="L7">
      <style:text-properties style:font-name="Arial" fo:font-size="11pt" style:font-size-asian="11pt" style:font-size-complex="11pt"/>
    </style:style>
    <style:style style:name="P40" style:family="paragraph" style:parent-style-name="Standard" style:list-style-name="L3">
      <style:text-properties style:font-name="Arial" fo:font-size="11pt" fo:font-weight="normal" style:font-size-asian="11pt" style:font-weight-asian="normal" style:font-name-complex="Cambria" style:font-size-complex="11pt" style:font-weight-complex="normal"/>
    </style:style>
    <style:style style:name="P41" style:family="paragraph" style:parent-style-name="Standard" style:master-page-name="Standard">
      <style:paragraph-properties style:page-number="auto" style:border-line-width-bottom="0.0008in 0.0346in 0.0138in" fo:padding-left="0in" fo:padding-right="0in" fo:padding-top="0in" fo:padding-bottom="0.0138in" fo:border-left="none" fo:border-right="none" fo:border-top="none" fo:border-bottom="0.0492in double #808080">
        <style:tab-stops>
          <style:tab-stop style:position="3.5626in" style:type="center"/>
        </style:tab-stops>
      </style:paragraph-properties>
      <style:text-properties style:font-name="Arial" fo:font-size="17pt" fo:font-weight="bold" style:font-size-asian="17pt" style:font-weight-asian="bold" style:font-name-complex="Cambria" style:font-size-complex="17pt"/>
    </style:style>
    <style:style style:name="P42" style:family="paragraph" style:parent-style-name="Text_20_body" style:list-style-name="L1"/>
    <style:style style:name="P43" style:family="paragraph" style:parent-style-name="bullet_20_Char" style:list-style-name="L7">
      <style:paragraph-properties>
        <style:tab-stops>
          <style:tab-stop style:position="0.0874in"/>
        </style:tab-stops>
      </style:paragraph-properties>
      <style:text-properties style:font-name="Arial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1pt" style:font-size-asian="11pt" style:font-name-complex="Cambria" style:font-size-complex="11pt"/>
    </style:style>
    <style:style style:name="T5" style:family="text">
      <style:text-properties fo:font-size="11pt" fo:font-weight="bold" style:font-size-asian="11pt" style:font-weight-asian="bold" style:font-name-complex="Cambria" style:font-size-complex="11pt"/>
    </style:style>
    <style:style style:name="T6" style:family="text">
      <style:text-properties fo:font-size="11pt" fo:font-weight="bold" style:font-size-asian="11pt" style:font-weight-asian="bold" style:font-name-complex="Cambria" style:font-size-complex="11pt" style:font-weight-complex="bold"/>
    </style:style>
    <style:style style:name="T7" style:family="text">
      <style:text-properties style:font-name="Arial"/>
    </style:style>
    <style:style style:name="T8" style:family="text">
      <style:text-properties style:font-name="Arial" fo:font-weight="bold" style:font-weight-asian="bold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style:font-name="Arial" fo:font-weight="normal" fo:background-color="#ffffff" style:font-weight-asian="normal" style:font-name-complex="Arial" style:font-weight-complex="normal"/>
    </style:style>
    <style:style style:name="T11" style:family="text">
      <style:text-properties style:font-name="Arial" fo:font-weight="normal" fo:background-color="#ffffff" style:font-weight-asian="normal" style:font-weight-complex="normal"/>
    </style:style>
    <style:style style:name="Sect1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56056568" text:id="ct256056568">
          <text:deletion>
            <office:change-info>
              <dc:creator>Mark Hamilton</dc:creator>
              <dc:date>2013-04-18T18:59:00</dc:date>
            </office:change-info>
            <text:p text:style-name="P1">Manager</text:p>
          </text:deletion>
        </text:changed-region>
        <text:changed-region xml:id="ct256056776" text:id="ct256056776">
          <text:deletion>
            <office:change-info>
              <dc:creator>Mark Hamilton</dc:creator>
              <dc:date>2013-04-01T20:12:00</dc:date>
            </office:change-info>
            <text:p text:style-name="P2">.</text:p>
          </text:deletion>
        </text:changed-region>
        <text:changed-region xml:id="ct256056672" text:id="ct256056672">
          <text:format-change>
            <office:change-info>
              <dc:creator>Mark Hamilton</dc:creator>
              <dc:date>2013-04-01T20:19:00</dc:date>
            </office:change-info>
          </text:format-change>
        </text:changed-region>
        <text:changed-region xml:id="ct256056880" text:id="ct256056880">
          <text:format-change>
            <office:change-info>
              <dc:creator>Mark Hamilton</dc:creator>
              <dc:date>2013-04-01T20:19:00</dc:date>
            </office:change-info>
          </text:format-change>
        </text:changed-region>
        <text:changed-region xml:id="ct256056984" text:id="ct256056984">
          <text:format-change>
            <office:change-info>
              <dc:creator>Mark Hamilton</dc:creator>
              <dc:date>2013-04-01T20:19:00</dc:date>
            </office:change-info>
          </text:format-change>
        </text:changed-region>
        <text:changed-region xml:id="ct257116560" text:id="ct257116560">
          <text:deletion>
            <office:change-info>
              <dc:creator>Mark Hamilton</dc:creator>
              <dc:date>2013-04-01T20:15:00</dc:date>
            </office:change-info>
            <text:p text:style-name="P3">s</text:p>
          </text:deletion>
        </text:changed-region>
        <text:changed-region xml:id="ct257116664" text:id="ct257116664">
          <text:deletion>
            <office:change-info>
              <dc:creator>Mark Hamilton</dc:creator>
              <dc:date>2013-04-01T20:23:00</dc:date>
            </office:change-info>
            <text:list xml:id="list1391840373350302906" text:style-name="WW8Num5">
              <text:list-item>
                <text:p text:style-name="P4">Deployed product in several customer off shore oil rigs and managed customer support during trial period.</text:p>
              </text:list-item>
            </text:list>
          </text:deletion>
        </text:changed-region>
        <text:changed-region xml:id="ct257117808" text:id="ct257117808">
          <text:insertion>
            <office:change-info>
              <dc:creator>Mark Hamilton</dc:creator>
              <dc:date>2013-04-01T20:2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/><text:tab/><text:span text:style-name="T3">Mark Hamilton</text:span><text:tab/></text:p>
      <text:p text:style-name="P11"/>
      <text:p text:style-name="P14">45 Colleen Way<text:tab/>408–836–5484</text:p>
      <text:p text:style-name="P8"><text:span text:style-name="T8">Campbell, CA 95008 <text:tab/></text:span><text:a xlink:type="simple" xlink:href="mailto:mark_lee_hamilton@att.net" text:style-name="Internet_20_link" text:visited-style-name="Visited_20_Internet_20_Link"><text:span text:style-name="T8">mark_lee_hamilton@att.net</text:span></text:a></text:p>
      <text:p text:style-name="P14"/>
      <text:p text:style-name="P28">Career Summary</text:p>
      <text:p text:style-name="P9"><text:span text:style-name="Strong_20_Emphasis"><text:span text:style-name="T9">Results-driven software engineer</text:span></text:span><text:span text:style-name="T9"> with proven success delivering complex solutions as both an individual contributor and technical leader. Skilled in </text:span><text:span text:style-name="Strong_20_Emphasis"><text:span text:style-name="T9">software engineering, automation, and tools development</text:span></text:span><text:span text:style-name="T9">, with a track record of improving efficiency, reducing costs, and maintaining a reliable environment. A proven track record in:</text:span></text:p>
      <text:list xml:id="list5695113734636025239" text:style-name="L1">
        <text:list-item>
          <text:p text:style-name="P42"><text:span text:style-name="Strong_20_Emphasis"><text:span text:style-name="T7">Automation &amp; Tools Development:</text:span></text:span><text:span text:style-name="T7"> Created multi-threaded, large-scale automation frameworks in Python and C integrating open-source tools (Django, Docker, Ansible, Jenkins, Terraform, etc.) to validate performance, reduce costs, and improve engineering productivity.</text:span></text:p>
        </text:list-item>
        <text:list-item>
          <text:p text:style-name="P42"><text:span text:style-name="Strong_20_Emphasis"><text:span text:style-name="T7">Cloud &amp; Virtualization:</text:span></text:span><text:span text:style-name="T7"> Delivered solutions across AWS, Azure, GCP, ESXi, KVM, and Hyper-V, including dynamic cloud resource provisioning to optimize cost.</text:span></text:p>
        </text:list-item>
        <text:list-item>
          <text:p text:style-name="P42"><text:span text:style-name="Strong_20_Emphasis"><text:span text:style-name="T7">Lab &amp; Infrastructure Management:</text:span></text:span><text:span text:style-name="T7"> Managed global data center and lab operations, implementing monitoring, CI/CD pipelines, and reservation systems supporting 24/7 worldwide engineering.</text:span></text:p>
        </text:list-item>
        <text:list-item>
          <text:p text:style-name="P42"><text:span text:style-name="Strong_20_Emphasis"><text:span text:style-name="T7">Leadership &amp; Mentoring:</text:span></text:span><text:span text:style-name="T7"> Directed software development teams, defined processes, drove tool adoption, and mentored engineers across multiple disciplines.</text:span></text:p>
        </text:list-item>
        <text:list-item>
          <text:p text:style-name="P42"><text:span text:style-name="Strong_20_Emphasis"><text:span text:style-name="T7">Startup to Enterprise Impact:</text:span></text:span><text:span text:style-name="T7"> Experience spans founding a tech startup to delivering solutions for Fortune 500 companies (HPE, Broadcom, VMware, 3Com) in SD-WAN, SDN, security, wireless, and real-time distributed systems.</text:span></text:p>
        </text:list-item>
      </text:list>
      <text:section text:style-name="Sect1" text:name="Section2">
        <text:p text:style-name="P28">Technical Experience</text:p>
        <text:p text:style-name="P19">Languages:<text:tab/>Python, C/C++, Java, Javascript, TCL, Perl, Bash, Bourne.</text:p>
        <text:p text:style-name="P19">OS:<text:tab/><text:tab/>Ubuntu 24, Fedora Core 32+, CentOS, VxWorks. eCos.</text:p>
        <text:p text:style-name="P19">Virtualization:<text:tab/>VMware ESXi, Fusion, VirtualBox, Hyper-V, Red Hat Enterprise, AWS, Azure</text:p>
        <text:p text:style-name="P19">Development:<text:tab/>Git, CVS, pytest, Nose, unittest, Pylint</text:p>
        <text:p text:style-name="P19">Tools:<text:tab/><text:tab/>Ansible, Terraform, Jenkins, MariaDB, MySQL, Nagios, pytest, Elasticsearch, Logstash, </text:p>
        <text:p text:style-name="P19"><text:tab/><text:tab/>Grafana, Kibana.</text:p>
        <text:p text:style-name="P19">Other:<text:tab/><text:tab/>JSON, YAML, Jinja2, Django, iperf, T-Rex (DPDK), <text:s/>Open vSwitch</text:p>
        <text:p text:style-name="P19">AI:<text:tab/><text:tab/>Copilot, Pynguin, DBSCAN, sci kit-learn, <text:a xlink:type="simple" xlink:href="http://www.deeplearning.ai/" text:style-name="Internet_20_link" text:visited-style-name="Visited_20_Internet_20_Link">www.deeplearning.ai</text:a>, <text:s/></text:p>
        <text:p text:style-name="P20"/>
        <text:p text:style-name="P29">Professional Experience</text:p>
        <text:p text:style-name="P15">HPE Aruba Networking, Santa Clara, CA<text:tab/>Principal Software Engineer<text:tab/><text:tab/>2020 - present</text:p>
        <text:p text:style-name="P15">Silver Peak Systems, Santa Clara, CA <text:tab/><text:tab/><text:tab/><text:tab/><text:tab/><text:tab/>2018 <text:s/>- 2020 acquired</text:p>
        <text:p text:style-name="P18">Global SD-WAN leader, delivering transformational promise of the cloud with a self-driving WAN</text:p>
        <text:p text:style-name="P18"/>
        <text:p text:style-name="P21">Developed numerous tools to improve productivity, reduce cost and automate performance testing.</text:p>
        <text:list xml:id="list5222622596595572128" text:style-name="L2">
          <text:list-item>
            <text:p text:style-name="P33">Created a multi-threaded framework for automating Spirent, Cyberflood, T-Rex (DPDK) and TCP based tests in order to validate system performance. Framework is written in Python and C using a variety of open source solutions including: Django, docker swarm, Jenkins, pytest, Ansible, T-Rex and modified iperf2.</text:p>
          </text:list-item>
          <text:list-item>
            <text:p text:style-name="P33">Developed a AI supervised learning model to baseline performance data using skikit-learn DBSCAN.</text:p>
          </text:list-item>
          <text:list-item>
            <text:p text:style-name="P33">Leveraged LLM-powered tools code generation, debugging and testing; trained colleagues on effective usage and drove adoption across the team.</text:p>
          </text:list-item>
          <text:list-item>
            <text:p text:style-name="P33">Deployed T-Rex as a traffic generator for performance testing.</text:p>
          </text:list-item>
          <text:list-item>
            <text:p text:style-name="P33">Created a MySQL database leveraging Django, Flot, Highcharts, Jinja2 and Javascript to visualize, compare and summarize test results. </text:p>
          </text:list-item>
          <text:list-item>
            <text:p text:style-name="P33">Created a robust and reliable environment providing 24/7 365 days a year automated testing. Environment is key to world wide engineering staff's daily activities.</text:p>
          </text:list-item>
          <text:list-item>
            <text:p text:style-name="P33"><text:soft-page-break/>Setup lab wide monitoring using NAGIOS. Libre NMS, and custom plugins to validate 1000s of expected behavior across 40 racks of equipment.</text:p>
          </text:list-item>
          <text:list-item>
            <text:p text:style-name="P33">Coordinated performance testing across 100s of Silver Peak hardware models, including Hypervisor based solution including ESXi, Red Hat Enterprise KVM and Hyper-V.</text:p>
          </text:list-item>
          <text:list-item>
            <text:p text:style-name="P33">Expanded test coverage to include AWS, Azure and GCP. Used Terraform to instantiate cloud instances on demand to reduce cost.</text:p>
          </text:list-item>
          <text:list-item>
            <text:p text:style-name="P33">Developed a programmable fabric to connect multiple traffic generator with systems under test. Estimated cost saving of $2 million in traffic generators.</text:p>
          </text:list-item>
          <text:list-item>
            <text:p text:style-name="P33">Developed reservation process so that world wide engineering staff can coordinate development with test automation.</text:p>
          </text:list-item>
          <text:list-item>
            <text:p text:style-name="P33">Managed on-prem data center consisting of 40 racks of equipment during an acquisition and multiple lab moves. </text:p>
          </text:list-item>
          <text:list-item>
            <text:p text:style-name="P33">Part of the hiring group that is responsible for expanding the personal in DevOps.</text:p>
          </text:list-item>
          <text:list-item>
            <text:p text:style-name="P33">Mentored junior staff across a range of disciplines.</text:p>
          </text:list-item>
        </text:list>
        <text:p text:style-name="P15"/>
        <text:p text:style-name="P15">Apstra, Menlo Park, CA<text:tab/><text:tab/>Member of Technical Staff<text:tab/><text:tab/><text:tab/><text:tab/>2017 – 2018</text:p>
        <text:p text:style-name="P18"><text:span text:style-name="Strong_20_Emphasis"><text:span text:style-name="T1">Automated and validated multi-vendor data center network design, deployment, and operations.</text:span></text:span> </text:p>
        <text:p text:style-name="P15"/>
        <text:p text:style-name="P18">Developed product features in Python to automate deployment of customer networks.</text:p>
        <text:list xml:id="list1029740223630671162" text:style-name="L3">
          <text:list-item>
            <text:p text:style-name="P40">Researched and developed product features to extract and configure Arista products using Ansible.</text:p>
          </text:list-item>
        </text:list>
        <text:p text:style-name="P15"/>
        <text:p text:style-name="P15">Vectra Networks, San Jose, CA<text:tab/>Senior Software Engineer <text:tab/><text:tab/><text:tab/><text:tab/>2015 – 2017</text:p>
        <text:p text:style-name="P26"><text:span text:style-name="apple-converted-space"><text:span text:style-name="T10">Provide real-time automated threat detection and response.</text:span></text:span></text:p>
        <text:p text:style-name="P13"/>
        <text:p text:style-name="P21">Developed numerous tools to improve productivity, reduce cost and automate functional and performance-centric tests.</text:p>
        <text:list xml:id="list38421522" text:continue-list="list5222622596595572128" text:style-name="L2">
          <text:list-item>
            <text:p text:style-name="P33">Created a test framework for coordinating Breaking Point traffic in order to validate system performance. Framework written in Python, using a variety of open source solutions including: Django, Jinja2, MySQL, Jenkins, Nagios, pytest, Ansible, Elasticsearch, Logstash, Grafana and Kibana. Framework configures Arista switches to manager traffic between Breaking Point, ESXi hosted VMs and a cluster of various servers.</text:p>
          </text:list-item>
          <text:list-item>
            <text:p text:style-name="P32"><text:span text:style-name="apple-converted-space"><text:span text:style-name="T11">Created a manufacturing process using Ansible. Assist manufacturing staff with RMAs and other troubleshooting issues.</text:span></text:span></text:p>
          </text:list-item>
          <text:list-item>
            <text:p text:style-name="P32"><text:span text:style-name="apple-converted-space"><text:span text:style-name="T11">Managed the construction of an onsite server room. Maintain a second server site at Internap. Evolved a disheveled environment with several single points of failures into a robust and reliable environment. </text:span></text:span></text:p>
          </text:list-item>
        </text:list>
        <text:p text:style-name="P26"><text:span text:style-name="apple-converted-space"><text:span text:style-name="T10"/></text:span></text:p>
        <text:p text:style-name="P15">VMware Inc, Palo Alto, CA<text:tab/><text:tab/>Senior Software Engineer<text:tab/><text:tab/><text:tab/><text:tab/>2013 – 2015</text:p>
        <text:p text:style-name="P21">Developed an automated regression framework for performance analysis of Software Defined Networks.</text:p>
        <text:list xml:id="list38420074" text:continue-numbering="true" text:style-name="L2">
          <text:list-item>
            <text:p text:style-name="P33">Analyze performance of both Open vSwitch and VMware ESX distributed vswitch. </text:p>
          </text:list-item>
          <text:list-item>
            <text:p text:style-name="P33">Tests written in Python, using a variety of open source solutions including but not limited to Fabric, Jinja2, Django, MySQL, Ansible and Nose. Framework supports multiple hosts with and without VMs and a variety of software and hardware generators such as Spirent Test Center, Spirent Avalanche and Netperf.</text:p>
          </text:list-item>
          <text:list-item>
            <text:p text:style-name="P33">Maintain performance tuning guidelines and troubleshooting for KVM based environments.</text:p>
          </text:list-item>
        </text:list>
        <text:p text:style-name="P17"/>
        <text:p text:style-name="P15">Broadcom Inc., San Jose, CA<text:tab/>Principal Software Engineer<text:tab/><text:tab/>2005 – 2013</text:p>
        <text:p text:style-name="P21">Directed tool management and lab operations for six sites, leading six engineers and maintaining $2M in equipment to support 24/7 automated regression testing. <text:change text:change-id="ct256056568"/></text:p>
        <text:list xml:id="list4338715182234431204" text:style-name="L4">
          <text:list-item>
            <text:p text:style-name="P37">Created unified lab environment through acquisition of additional lab space without incurring added expense and drove down excessive costs as a result of successful problem solving.</text:p>
          </text:list-item>
          <text:list-item>
            <text:p text:style-name="P37"><text:soft-page-break/>Designed test framework with 100% automate content used to run in 24/7 environment across 200 different types of network switches.</text:p>
          </text:list-item>
          <text:list-item>
            <text:p text:style-name="P37">Efficiently managed multiple labs worldwide, including a facility with 500 systems utilized for daily regressions and general development. <text:change text:change-id="ct256056776"/></text:p>
          </text:list-item>
          <text:list-item>
            <text:p text:style-name="P37">Developed release process for Broadcom's Infrastructure Networking Group (ING), and developed continuous build environment supporting 10,000 daily builds.</text:p>
          </text:list-item>
          <text:list-item>
            <text:p text:style-name="P37">Ported existing content from TCL, Perl and C into Python.</text:p>
          </text:list-item>
          <text:list-item>
            <text:p text:style-name="P37">Rolled out various modern tools such as Jira and Git. Developed a training program for development staff.</text:p>
            <text:p text:style-name="P34"/>
          </text:list-item>
        </text:list>
        <text:p text:style-name="P21"><text:span text:style-name="T2">Alliant</text:span><text:change-start text:change-id="ct256056672"/><text:span text:style-name="T2"> </text:span><text:change-end text:change-id="ct256056672"/><text:span text:style-name="T2">Networks</text:span><text:change-start text:change-id="ct256056880"/><text:span text:style-name="T2">, Sunnyvale</text:span><text:change-end text:change-id="ct256056880"/><text:span text:style-name="T2">, CA<text:tab/>System Architect, Founder <text:tab/><text:tab/><text:tab/></text:span><text:change-start text:change-id="ct256056984"/><text:span text:style-name="T2">2003 – 2005</text:span><text:change-end text:change-id="ct256056984"/></text:p>
        <text:p text:style-name="P27">Startup which manufactured cellular mobile gateway product. </text:p>
        <text:p text:style-name="P13"><text:tab/></text:p>
        <text:p text:style-name="P21">One of nine founders of Alliant Networks, a self funded start–up company.</text:p>
        <text:p text:style-name="P10"><text:span text:style-name="T4">Accountable for managing software development and software quality group</text:span><text:change text:change-id="ct257116560"/><text:span text:style-name="T4">, defining software processes comprised of bug tracking, function requirement management, software management, shipping, and release processes</text:span><text:change text:change-id="ct257116664"/></text:p>
        <text:list xml:id="list307112555258243214" text:style-name="L5">
          <text:list-item>
            <text:p text:style-name="P38"><text:change-start text:change-id="ct257117808"/>Deployed product in several customer off shore oil rigs and managed customer support during trial period.</text:p>
          </text:list-item>
          <text:list-item>
            <text:p text:style-name="P38"><text:change-end text:change-id="ct257117808"/>Designed modular software infrastructure in C/C++ which integrated in a multi–layered solution enabling entry points for testing and performance characterization.</text:p>
          </text:list-item>
          <text:list-item>
            <text:p text:style-name="P35">Implemented independent operating systems APIs, device management, FLASH support, firmware upgrade, backup support, SNMP and HTTPS based configuration and management interfaces over CLI, HTTP, and SNMP.</text:p>
          </text:list-item>
        </text:list>
        <text:p text:style-name="P21"/>
        <text:p text:style-name="P15">3COM, Santa Clara, CA<text:tab/><text:tab/>Principal Software Engineer <text:tab/><text:tab/><text:tab/>2002 – 2003</text:p>
        <text:p text:style-name="P21">Charged with designing modular infrastructure, WLANOS for company's wireless product line.</text:p>
        <text:list xml:id="list1059120687710608342" text:style-name="L6">
          <text:list-item>
            <text:p text:style-name="P36">Defined and mentored 3Com’s software processes for the wireless division encompassing bug tracking, function requirement, software management, shipping, and release processes.</text:p>
          </text:list-item>
          <text:list-item>
            <text:p text:style-name="P36">Established integration and testing lab and wrote key portions of WLANOS in C/C++.</text:p>
          </text:list-item>
        </text:list>
        <text:p text:style-name="P21"/>
        <text:p text:style-name="P15">Real-Time Innovations, Sunnyvale, CA<text:tab/>Principal Software Engineer<text:tab/><text:tab/>1996 – 2002</text:p>
        <text:p text:style-name="P18">Provider of numerous VxWorks Tools</text:p>
        <text:p text:style-name="P15"/>
        <text:p text:style-name="P24">Oversaw architecture and management of a suite of tools for developing real-time publish-subscribe distributed systems. The suite addresses the needs of the Telecommunication, Industrial Automation, and Military Aeronautical markets.</text:p>
        <text:list xml:id="list4542851228143452479" text:style-name="L7">
          <text:list-item>
            <text:p text:style-name="P39">Responsible for technical direction, architectural design, development, documentation, quality assurance and product distribution.</text:p>
          </text:list-item>
          <text:list-item>
            <text:p text:style-name="P43">Implemented a reliable publish-subscribe protocol that utilized multicast.</text:p>
          </text:list-item>
          <text:list-item>
            <text:p text:style-name="P43">Designed an extensible wire protocol that facilitated backwards compatibility</text:p>
          </text:list-item>
        </text:list>
        <text:p text:style-name="P21"/>
        <text:p text:style-name="P28">Education</text:p>
        <text:p text:style-name="P25"><text:span text:style-name="T6">Stanford University, Stanford, CA.</text:span><text:span text:style-name="T4"><text:tab/><text:tab/><text:tab/><text:tab/><text:tab/><text:tab/><text:tab/><text:tab/></text:span><text:span text:style-name="T6">1994 - 1996</text:span></text:p>
        <text:p text:style-name="P25"><text:span text:style-name="T5">Master of Science, Computer Science</text:span><text:span text:style-name="T4"> </text:span></text:p>
        <text:p text:style-name="P22"/>
        <text:p text:style-name="P12"/>
        <text:p text:style-name="P22"><text:span text:style-name="T2">University Of Michigan, Ann Arbor, MI</text:span><text:tab/><text:tab/><text:tab/><text:tab/><text:tab/><text:tab/><text:tab/><text:span text:style-name="T2">1989 - 1993</text:span></text:p>
        <text:p text:style-name="P16">Bachelor of Science, Computer Engineering</text:p>
        <text:p text:style-name="P16"/>
        <text:p text:style-name="P28">Patents</text:p>
        <text:p text:style-name="P23">U.S. Patent 10/118,470 “Real–Time Publish–Subscribe System.”</text:p>
        <text:p text:style-name="P23"/>
        <text:p text:style-name="P30">Publications</text:p>
        <text:p text:style-name="P22"><text:soft-page-break/>Stan Schneider, Gerardo Pardo–Castellote, and Mark Hamilton, “Can Ethernet Be Real Time?”</text:p>
        <text:p text:style-name="P22">Gerardo Pardo–Castellote, Stan Schneider, and Mark Hamilton, “NDDS: The Real–Time Publish–Subscribe Middleware.”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Palatino" svg:font-family="Palatino, 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 style:font-name-complex="Ari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weight="bold" style:font-weight-asian="bold" style:font-name-complex="Times New Roman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Palatino" fo:font-size="14pt" style:font-size-asian="14pt" style:font-name-complex="Palatino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tyle="italic" style:font-style-asian="italic"/>
    </style:style>
    <style:style style:name="body" style:family="paragraph" style:parent-style-name="Standard">
      <style:paragraph-properties fo:margin-left="0.75in" fo:margin-right="0in" fo:margin-top="0in" fo:margin-bottom="0in" fo:text-indent="-0.75in" style:auto-text-indent="false">
        <style:tab-stops>
          <style:tab-stop style:position="0in"/>
        </style:tab-stops>
      </style:paragraph-properties>
      <style:text-properties style:font-name="Times" fo:font-size="9pt" style:font-size-asian="9pt" style:font-name-complex="Times"/>
    </style:style>
    <style:style style:name="bullet_20_Char" style:display-name="bullet Char" style:family="paragraph" style:parent-style-name="body">
      <style:paragraph-properties fo:margin-left="0.75in" fo:margin-right="0in" fo:margin-top="0in" fo:margin-bottom="0in" fo:text-indent="0in" style:auto-text-indent="false">
        <style:tab-stops>
          <style:tab-stop style:position="0.1252in"/>
        </style:tab-stops>
      </style:paragraph-properties>
    </style:style>
    <style:style style:name="heading" style:family="paragraph" style:parent-style-name="body" style:next-style-name="body">
      <style:text-properties fo:font-size="10pt" fo:font-weight="bold" style:font-size-asian="10pt" style:font-weight-asian="bold"/>
    </style:style>
    <style:style style:name="address" style:family="paragraph" style:parent-style-name="body">
      <style:paragraph-properties fo:margin-left="0.75in" fo:margin-right="0in" fo:margin-top="0in" fo:margin-bottom="0in" fo:text-indent="0in" style:auto-text-indent="false"/>
    </style:style>
    <style:style style:name="WW-Document_20_Map" style:display-name="WW-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bullet2" style:family="paragraph" style:parent-style-name="bullet_20_Char">
      <style:paragraph-properties fo:margin-left="1in" fo:margin-right="0in" fo:margin-top="0in" fo:margin-bottom="0in" fo:text-indent="0in" style:auto-text-indent="false">
        <style:tab-stops>
          <style:tab-stop style:position="0in"/>
          <style:tab-stop style:position="0.1in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St1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style:font-name-complex="Symbol"/>
    </style:style>
    <style:style style:name="WW8NumSt5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WW8NumSt8z0" style:family="text">
      <style:text-properties style:font-name="Symbol" style:font-name-complex="Symbol"/>
    </style:style>
    <style:style style:name="WW8NumSt9z0" style:family="text">
      <style:text-properties style:font-name="Symbol" style:font-name-complex="Symbol"/>
    </style:style>
    <style:style style:name="WW8NumSt10z0" style:family="text">
      <style:text-properties style:font-name="Symbol" style:font-name-complex="Symbol"/>
    </style:style>
    <style:style style:name="WW8NumSt11z0" style:family="text">
      <style:text-properties style:font-name="Symbol" style:font-name-complex="Symbol"/>
    </style:style>
    <style:style style:name="WW8NumSt12z0" style:family="text">
      <style:text-properties style:font-name="Symbol" style:font-name-complex="Symbol"/>
    </style:style>
    <style:style style:name="WW8NumSt13z0" style:family="text">
      <style:text-properties style:font-name="Symbol" style:font-name-complex="Symbol"/>
    </style:style>
    <style:style style:name="WW8NumSt14z0" style:family="text">
      <style:text-properties style:font-name="Symbol" style:font-name-complex="Symbol"/>
    </style:style>
    <style:style style:name="WW8NumSt15z0" style:family="text">
      <style:text-properties style:font-name="Symbol" style:font-name-complex="Symbol"/>
    </style:style>
    <style:style style:name="WW8NumSt16z0" style:family="text">
      <style:text-properties style:font-name="Symbol" style:font-name-complex="Symbol"/>
    </style:style>
    <style:style style:name="WW8NumSt17z0" style:family="text">
      <style:text-properties style:font-name="Symbol" style:font-name-complex="Symbol"/>
    </style:style>
    <style:style style:name="WW8NumSt18z0" style:family="text">
      <style:text-properties style:font-name="Symbol" style:font-name-complex="Symbol"/>
    </style:style>
    <style:style style:name="WW8NumSt19z0" style:family="text">
      <style:text-properties style:font-name="Symbol" style:font-name-complex="Symbol"/>
    </style:style>
    <style:style style:name="WW8NumSt20z0" style:family="text">
      <style:text-properties style:font-name="Symbol" style:font-name-complex="Symbol"/>
    </style:style>
    <style:style style:name="WW8NumSt21z0" style:family="text">
      <style:text-properties style:font-name="Symbol" style:font-name-complex="Symbol"/>
    </style:style>
    <style:style style:name="WW8NumSt22z0" style:family="text">
      <style:text-properties style:font-name="Symbol" style:font-name-complex="Symbol"/>
    </style:style>
    <style:style style:name="WW8NumSt23z0" style:family="text">
      <style:text-properties style:font-name="Symbol" style:font-name-complex="Symbol"/>
    </style:style>
    <style:style style:name="WW8NumSt24z0" style:family="text">
      <style:text-properties style:font-name="Symbol" style:font-name-complex="Symbol"/>
    </style:style>
    <style:style style:name="WW8NumSt25z0" style:family="text">
      <style:text-properties style:font-name="Symbol" style:font-name-complex="Symbol"/>
    </style:style>
    <style:style style:name="WW8NumSt26z0" style:family="text">
      <style:text-properties style:font-name="Symbol" style:font-name-complex="Symbol"/>
    </style:style>
    <style:style style:name="WW8NumSt27z0" style:family="text">
      <style:text-properties style:font-name="Symbol" style:font-name-complex="Symbol"/>
    </style:style>
    <style:style style:name="WW8NumSt28z0" style:family="text">
      <style:text-properties style:font-name="Symbol" style:font-name-complex="Symbol"/>
    </style:style>
    <style:style style:name="WW8NumSt29z0" style:family="text">
      <style:text-properties style:font-name="Symbol" style:font-name-complex="Symbol"/>
    </style:style>
    <style:style style:name="WW8NumSt30z0" style:family="text">
      <style:text-properties style:font-name="Symbol" style:font-name-complex="Symbol"/>
    </style:style>
    <style:style style:name="WW8NumSt31z0" style:family="text">
      <style:text-properties style:font-name="Symbol" style:font-name-complex="Symbol"/>
    </style:style>
    <style:style style:name="WW8NumSt32z0" style:family="text">
      <style:text-properties style:font-name="Symbol" style:font-name-complex="Symbol"/>
    </style:style>
    <style:style style:name="WW8NumSt33z0" style:family="text">
      <style:text-properties style:font-name="Symbol" style:font-name-complex="Symbol"/>
    </style:style>
    <style:style style:name="WW8NumSt34z0" style:family="text">
      <style:text-properties style:font-name="Symbol" style:font-name-complex="Symbol"/>
    </style:style>
    <style:style style:name="WW8NumSt35z0" style:family="text">
      <style:text-properties style:font-name="Symbol" style:font-name-complex="Symbol"/>
    </style:style>
    <style:style style:name="WW8NumSt36z0" style:family="text">
      <style:text-properties style:font-name="Symbol" style:font-name-complex="Symbol"/>
    </style:style>
    <style:style style:name="WW8NumSt37z0" style:family="text">
      <style:text-properties style:font-name="Symbol" style:font-name-complex="Symbol"/>
    </style:style>
    <style:style style:name="WW8NumSt38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body_20_Char" style:display-name="body Char" style:family="text" style:parent-style-name="WW-Default_20_Paragraph_20_Font">
      <style:text-properties style:font-name="Times" fo:font-size="9pt" fo:language="en" fo:country="US" style:font-size-asian="9pt" style:font-name-complex="Times"/>
    </style:style>
    <style:style style:name="bullet_20_Char_20_Char" style:display-name="bullet Char Char" style:family="text" style:parent-style-name="body_20_Char"/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complex="OpenSymbol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pple-converted-space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HAMILTON, MARK</dc:title>
    <dc:subject>RESUME</dc:subject>
    <dc:description>FOR THE LADDERS.COM</dc:description>
    <meta:initial-creator>ROSEMARIE GINSBERG</meta:initial-creator>
    <meta:creation-date>2013-03-29T11:43:00</meta:creation-date>
    <dc:date>2025-12-16T18:15:49.54</dc:date>
    <meta:editing-cycles>57</meta:editing-cycles>
    <meta:editing-duration>P1DT8H45M13S</meta:editing-duration>
    <meta:generator>OpenOffice/4.1.16$Win32 OpenOffice.org_project/4116m3$Build-9816</meta:generator>
    <meta:print-date>2025-08-15T12:41:09.05</meta:print-date>
    <meta:document-statistic meta:table-count="0" meta:image-count="0" meta:object-count="0" meta:page-count="4" meta:paragraph-count="93" meta:word-count="1343" meta:character-count="9646"/>
  </office:meta>
</office:document-meta>
</file>